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6.189cm" style:rel-column-width="3509*"/>
    </style:style>
    <style:style style:name="Table1.C" style:family="table-column">
      <style:table-column-properties style:column-width="3.267cm" style:rel-column-width="1852*"/>
    </style:style>
    <style:style style:name="Table1.D" style:family="table-column">
      <style:table-column-properties style:column-width="3.295cm" style:rel-column-width="1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language="ru" fo:country="RU" fo:font-weight="bold" fo:background-color="transparent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language="ru" fo:country="RU"/>
    </style:style>
    <style:style style:name="P7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bcbec4" style:font-name="JetBrains Mono" fo:background-color="#1e1f22"/>
    </style:style>
    <style:style style:name="P10" style:family="paragraph" style:parent-style-name="Preformatted_20_Text">
      <style:paragraph-properties fo:text-align="start" style:justify-single-word="false"/>
      <style:text-properties fo:color="#000000" fo:background-color="transparent"/>
    </style:style>
    <style:style style:name="P11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JetBrains Mono" fo:font-weight="bold" fo:background-color="transparent" style:font-weight-asian="bold" style:font-weight-complex="bold"/>
    </style:style>
    <style:style style:name="P12" style:family="paragraph" style:parent-style-name="Preformatted_20_Text">
      <style:paragraph-properties fo:margin-top="0cm" fo:margin-bottom="0.499cm" fo:text-align="start" style:justify-single-word="false" fo:background-color="transparent">
        <style:background-image/>
      </style:paragraph-properties>
      <style:text-properties fo:color="#000000" style:font-name="JetBrains Mono" fo:font-weight="bold" fo:background-color="transparent" style:font-weight-asian="bold" style:font-weight-complex="bold"/>
    </style:style>
    <style:style style:name="P13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fo:color="#800000" style:font-name="JetBrains Mono" fo:language="ru" fo:country="RU" fo:font-weight="bold" fo:background-color="transparent" style:font-weight-asian="bold" style:font-weight-complex="bold"/>
    </style:style>
    <style:style style:name="P1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JetBrains Mono" fo:font-weight="bold" fo:background-color="transparent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fo:color="#000000" style:font-name="JetBrains Mono" fo:font-weight="bold" fo:background-color="transparent" style:font-weight-asian="bold" style:font-weight-complex="bold"/>
    </style:style>
    <style:style style:name="P16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fo:color="#bcbec4" style:font-name="JetBrains Mono" fo:font-weight="bold" fo:background-color="#1e1f22" style:font-weight-asian="bold" style:font-weight-complex="bold"/>
    </style:style>
    <style:style style:name="P17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fo:color="#bcbec4" style:font-name="JetBrains Mono" fo:language="en" fo:country="US" fo:font-weight="bold" fo:background-color="#1e1f22" style:font-weight-asian="bold" style:font-weight-complex="bold"/>
    </style:style>
    <style:style style:name="T1" style:family="text">
      <style:text-properties fo:language="el" fo:country="GR"/>
    </style:style>
    <style:style style:name="T2" style:family="text">
      <style:text-properties fo:color="#000000"/>
    </style:style>
    <style:style style:name="T3" style:family="text">
      <style:text-properties style:font-name="JetBrains Mono"/>
    </style:style>
    <style:style style:name="T4" style:family="text">
      <style:text-properties fo:color="#56a8f5"/>
    </style:style>
    <style:style style:name="T5" style:family="text">
      <style:text-properties fo:color="#56a8f5" fo:language="en" fo:country="US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fo:color="#6aab73" style:font-name="JetBrains Mono" fo:background-color="#1e1f22"/>
    </style:style>
    <style:style style:name="T9" style:family="text">
      <style:text-properties fo:color="#6aab73" style:font-name="JetBrains Mono" fo:language="ru" fo:country="RU" fo:background-color="#1e1f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окументация для программы «Консольное банковское приложение»</text:p>
      <text:p text:style-name="P1"/>
      <text:p text:style-name="P2">Список функций программы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Название</text:p>
          </table:table-cell>
          <table:table-cell table:style-name="Table1.A1" office:value-type="string">
            <text:p text:style-name="P8">Краткое описание</text:p>
          </table:table-cell>
          <table:table-cell table:style-name="Table1.A1" office:value-type="string">
            <text:p text:style-name="P8">Аргументы</text:p>
          </table:table-cell>
          <table:table-cell table:style-name="Table1.D1" office:value-type="string">
            <text:p text:style-name="P8">Возвращаемый результат</text:p>
          </table:table-cell>
        </table:table-row>
        <table:table-row>
          <table:table-cell table:style-name="Table1.A2" office:value-type="string">
            <text:p text:style-name="P13"><text:span text:style-name="T2">account_creation</text:span></text:p>
          </table:table-cell>
          <table:table-cell table:style-name="Table1.A2" office:value-type="string">
            <text:p text:style-name="P5">Процедура для регистрации нового клиента в системе. Запрашивает Имя, Фамилию, год рождения, пароль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apply_trans</text:p>
          </table:table-cell>
          <table:table-cell table:style-name="Table1.A2" office:value-type="string">
            <text:p text:style-name="P5">Запуск исполнения скопившихся транзакций и пополнение текущего счёта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money_withdr</text:p>
          </table:table-cell>
          <table:table-cell table:style-name="Table1.A2" office:value-type="string">
            <text:p text:style-name="P5">Осуществляет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6"><text:span text:style-name="T5">m</text:span><text:span text:style-name="T4">oneyadd</text:span>(money_func, bill_func, acc_limit)</text:p>
            <text:p text:style-name="P15"/>
          </table:table-cell>
          <table:table-cell table:style-name="Table1.A2" office:value-type="string">
            <text:p text:style-name="P5">Осуществляет добавление денег на счёт клиента. Если превышен лимит на счёте, операция не производится, появляется сообщение «<text:span text:style-name="T8">The limit on your account has been exceeded!</text:span><text:span text:style-name="T8">Operation canceled</text:span>». <text:span text:style-name="T7">В случае успешного завершения операции выводится сообщение «</text:span><text:span text:style-name="T9">Account has been successfully added!»</text:span></text:p>
            <text:p text:style-name="P5"><text:span text:style-name="T7"/></text:p>
          </table:table-cell>
          <table:table-cell table:style-name="Table1.A2" office:value-type="string">
            <text:p text:style-name="P16">money_func — количество денег на счету, bill_func –<text:span text:style-name="T1"> </text:span><text:span text:style-name="T7">сумма вносимых денег на счёт</text:span></text:p>
            <text:p text:style-name="P17">acc_limit – <text:span text:style-name="T7">максимальное количество денег, которое может храниться на счету</text:span></text:p>
          </table:table-cell>
          <table:table-cell table:style-name="Table1.D2" office:value-type="string">
            <text:p text:style-name="P9">money_func</text:p>
            <text:p text:style-name="P6">Возвращает текущее количество денег на счёте после пополнения</text:p>
          </table:table-cell>
        </table:table-row>
        <table:table-row>
          <table:table-cell table:style-name="Table1.A2" office:value-type="string">
            <text:p text:style-name="P15">pass_check</text:p>
          </table:table-cell>
          <table:table-cell table:style-name="Table1.A2" office:value-type="string">
            <text:p text:style-name="P5">Проверяет пароль в строковом виде. Данная функция морально устарела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trans_filtering_logics</text:p>
          </table:table-cell>
          <table:table-cell table:style-name="Table1.A2" office:value-type="string">
            <text:p text:style-name="P5">Фильтрует ожидаемые транзакции по количеству денег в них путём задания минимального порогового значения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postponed_trigger</text:p>
          </table:table-cell>
          <table:table-cell table:style-name="Table1.A2" office:value-type="string">
            <text:p text:style-name="P10"><text:span text:style-name="T3">Trigger automatic execution of postponed payments after receipt of funds</text:span>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postponed_to_file</text:p>
          </table:table-cell>
          <table:table-cell table:style-name="Table1.A2" office:value-type="string">
            <text:p text:style-name="P5">Запись отложенного платежей в файл. Если сумма отложенного платежа меньше чем сумма хранящаяся на счёте, отложенный платёж не сохраняется, появляется надпись «<text:span text:style-name="T8">You have enough funds to make this payment!Postponed payment is not saved»</text:span></text:p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15">check_login_and_passw</text:p>
          </table:table-cell>
          <table:table-cell table:style-name="Table1.A2" office:value-type="string">
            <text:p text:style-name="P5">Проверяет логин и пароль, введённый пользователем на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hash_to_file</text:p>
          </table:table-cell>
          <table:table-cell table:style-name="Table1.A2" office:value-type="string">
            <text:p text:style-name="P5">Записывает пароль, <text:span text:style-name="T7">преобразованный в хэш в файл</text:span>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check_log</text:p>
          </table:table-cell>
          <table:table-cell table:style-name="Table1.A2" office:value-type="string">
            <text:p text:style-name="P5">Проверяет логин введённый пользователем на наличие в базе данных клиентов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hash_funct</text:p>
          </table:table-cell>
          <table:table-cell table:style-name="Table1.A2" office:value-type="string">
            <text:p text:style-name="P5">Осуществляет <text:span text:style-name="T7">преобразование пароля в хэш.</text:span>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client_from_file</text:p>
          </table:table-cell>
          <table:table-cell table:style-name="Table1.A2" office:value-type="string">
            <text:p text:style-name="P5">Считыват даннные данные о клиенте из файла в переменные программы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transaction_from_file</text:p>
          </table:table-cell>
          <table:table-cell table:style-name="Table1.A2" office:value-type="string">
            <text:p text:style-name="P6">Осуществляет считывание списка транзакций из файла <text:span text:style-name="T6">«Transactions.txt» </text:span>в список транзакций программы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transactionfout</text:p>
          </table:table-cell>
          <table:table-cell table:style-name="Table1.A2" office:value-type="string">
            <text:p text:style-name="P5">Осуществляет запись списка транзакций в файл <text:span text:style-name="T6">«Transactions.txt»</text:span>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3"><text:span text:style-name="T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n nn</meta:initial-creator>
    <meta:creation-date>2024-04-25T15:48:15.93</meta:creation-date>
    <dc:date>2024-04-25T17:48:43.79</dc:date>
    <dc:creator>nn nn</dc:creator>
    <meta:editing-duration>PT1H45M14S</meta:editing-duration>
    <meta:editing-cycles>6</meta:editing-cycles>
    <meta:generator>OpenOffice/4.1.14$Win32 OpenOffice.org_project/4114m1$Build-9811</meta:generator>
    <meta:document-statistic meta:table-count="1" meta:image-count="0" meta:object-count="0" meta:page-count="3" meta:paragraph-count="40" meta:word-count="245" meta:character-count="2000"/>
  </office:meta>
</office:document-meta>
</file>